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stenabsatz" style:list-style-name="LFO5" style:family="paragraph"/>
    <style:style style:name="P3" style:parent-style-name="Listenabsatz" style:list-style-name="LFO5" style:family="paragraph"/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P14" style:parent-style-name="Listenabsatz" style:list-style-name="LFO5" style:family="paragraph"/>
    <style:style style:name="P15" style:parent-style-name="Listenabsatz" style:family="paragraph">
      <style:text-properties fo:language="en" fo:country="US"/>
    </style:style>
    <style:style style:name="P16" style:parent-style-name="Listenabsatz" style:family="paragraph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style:font-name="Consolas" style:font-name-asian="Consolas" style:font-name-complex="Consolas" fo:language="en" fo:country="US"/>
    </style:style>
    <style:style style:name="T19" style:parent-style-name="Absatz-Standardschriftart" style:family="text">
      <style:text-properties fo:language="en" fo:country="US"/>
    </style:style>
    <style:style style:name="P20" style:parent-style-name="Listenabsatz" style:list-style-name="LFO5" style:family="paragraph"/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P32" style:parent-style-name="Standard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33" style:parent-style-name="Listenabsatz" style:list-style-name="LFO4" style:family="paragraph">
      <style:paragraph-properties fo:margin-top="0.1666in" fo:margin-bottom="0.1666in"/>
    </style:style>
    <style:style style:name="T34" style:parent-style-name="Absatz-Standardschriftart" style:family="text">
      <style:text-properties style:font-name="Aptos" style:font-name-asian="Aptos" style:font-name-complex="Aptos" fo:language="en" fo:country="US"/>
    </style:style>
    <style:style style:name="T35" style:parent-style-name="Absatz-Standardschriftart" style:family="text">
      <style:text-properties style:font-name="Aptos" style:font-name-asian="Aptos" style:font-name-complex="Aptos" fo:language="en" fo:country="US"/>
    </style:style>
    <style:style style:name="P36" style:parent-style-name="Listenabsatz" style:list-style-name="LFO4" style:family="paragraph">
      <style:paragraph-properties fo:margin-top="0.1666in" fo:margin-bottom="0.1666in"/>
      <style:text-properties fo:language="en" fo:country="US"/>
    </style:style>
    <style:style style:name="P37" style:parent-style-name="Listenabsatz" style:family="paragraph">
      <style:paragraph-properties fo:margin-top="0.1666in" fo:margin-bottom="0.1666in"/>
    </style:style>
    <style:style style:name="T38" style:parent-style-name="Absatz-Standardschriftart" style:family="text">
      <style:text-properties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language="en" fo:country="US"/>
    </style:style>
    <style:style style:name="T41" style:parent-style-name="Absatz-Standardschriftart" style:family="text">
      <style:text-properties fo:language="en" fo:country="US"/>
    </style:style>
    <style:style style:name="T42" style:parent-style-name="Absatz-Standardschriftart" style:family="text">
      <style:text-properties fo:language="en" fo:country="US"/>
    </style:style>
    <style:style style:name="P43" style:parent-style-name="Listenabsatz" style:list-style-name="LFO4" style:family="paragraph">
      <style:paragraph-properties fo:margin-top="0.1666in" fo:margin-bottom="0.1666in"/>
    </style:style>
    <style:style style:name="T44" style:parent-style-name="Absatz-Standardschriftart" style:family="text">
      <style:text-properties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style:font-name="Consolas" style:font-name-asian="Consolas" style:font-name-complex="Consolas" fo:language="en" fo:country="US"/>
    </style:style>
    <style:style style:name="T47" style:parent-style-name="Absatz-Standardschriftart" style:family="text">
      <style:text-properties style:font-name="Consolas" style:font-name-asian="Consolas" style:font-name-complex="Consolas" fo:language="en" fo:country="US"/>
    </style:style>
    <style:style style:name="P48" style:parent-style-name="Listenabsatz" style:list-style-name="LFO4" style:family="paragraph">
      <style:paragraph-properties fo:margin-top="0.1666in" fo:margin-bottom="0.1666in"/>
    </style:style>
    <style:style style:name="T49" style:parent-style-name="Absatz-Standardschriftart" style:family="text">
      <style:text-properties style:font-name="Consolas" style:font-name-asian="Consolas" style:font-name-complex="Consolas"/>
    </style:style>
    <style:style style:name="T50" style:parent-style-name="Absatz-Standardschriftart" style:family="text">
      <style:text-properties style:font-name="Consolas" style:font-name-asian="Consolas" style:font-name-complex="Consolas"/>
    </style:style>
    <style:style style:name="T51" style:parent-style-name="Absatz-Standardschriftart" style:family="text">
      <style:text-properties style:font-name="Consolas" style:font-name-asian="Consolas" style:font-name-complex="Consolas"/>
    </style:style>
    <style:style style:name="T52" style:parent-style-name="Absatz-Standardschriftart" style:family="text">
      <style:text-properties style:font-name="Consolas" style:font-name-asian="Consolas" style:font-name-complex="Consolas"/>
    </style:style>
    <style:style style:name="P53" style:parent-style-name="Listenabsatz" style:family="paragraph">
      <style:paragraph-properties fo:margin-top="0.1666in" fo:margin-bottom="0.1666in"/>
    </style:style>
    <style:style style:name="P54" style:parent-style-name="Standard" style:family="paragraph">
      <style:paragraph-properties fo:margin-top="0.1666in" fo:margin-bottom="0.1666in"/>
    </style:style>
    <style:style style:name="P55" style:parent-style-name="Standard" style:family="paragraph">
      <style:paragraph-properties fo:margin-top="0.1666in" fo:margin-bottom="0.1666in"/>
    </style:style>
    <style:style style:name="P56" style:parent-style-name="Standard" style:family="paragraph">
      <style:paragraph-properties fo:margin-top="0.1666in" fo:margin-bottom="0.1666in"/>
    </style:style>
    <style:style style:name="T57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58" style:parent-style-name="Standard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59" style:parent-style-name="Listenabsatz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0" style:parent-style-name="Listenabsatz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" style:parent-style-name="Listenabsatz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2" style:parent-style-name="Listenabsatz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" style:parent-style-name="Standard" style:family="paragraph">
      <style:paragraph-properties fo:margin-top="0.1666in" fo:margin-bottom="0.1666in"/>
    </style:style>
    <style:style style:name="T64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65" style:parent-style-name="Listenabsatz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Listenabsatz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7" style:parent-style-name="Listenabsatz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Listenabsatz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9" style:parent-style-name="Standard" style:family="paragraph">
      <style:paragraph-properties fo:margin-top="0.1666in" fo:margin-bottom="0.1666in"/>
    </style:style>
    <style:style style:name="T70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71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2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4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5" style:parent-style-name="Standard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76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77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78" style:parent-style-name="Listenabsatz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79" style:parent-style-name="Standard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0" style:parent-style-name="Standard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1" style:parent-style-name="Standard" style:family="paragraph">
      <style:paragraph-properties fo:margin-top="0.1666in" fo:margin-bottom="0.1666in"/>
    </style:style>
    <style:style style:name="P82" style:parent-style-name="Standard" style:family="paragraph">
      <style:paragraph-properties fo:margin-top="0.1666in" fo:margin-bottom="0.1666in"/>
      <style:text-properties style:font-name="Aptos" style:font-name-asian="Aptos" style:font-name-complex="Aptos" fo:language="en" fo:country="US"/>
    </style:style>
  </office:automatic-styles>
  <office:body>
    <office:text text:use-soft-page-breaks="true">
      <text:p text:style-name="P1">6.1 Teil A: Maschinencode (Hex) → Assembler</text:p>
      <text:list text:style-name="LFO5" text:continue-numbering="true">
        <text:list-item>
          <text:p text:style-name="P2">0x012A5820<text:line-break/>0000 0001 0010 1010 0101 1000 0010 0000<text:line-break/>OpCode = 000000 = R-Format (Befehle die nur mit Registern arbeiten)<text:line-break/>X-Bus-Adresse / rs / Source Register / =<text:s/><text:s/>01 001 = 9<text:line-break/>Y-Bus-Adresse / rt / Target Register / <text:s text:c="3"/>= <text:s/>0 1010 = 10<text:line-break/>Z-Bus-Adresse / rd / Destination Register / <text:s text:c="3"/>= <text:s/>0101 1 = 11<text:line-break/>shamt / Shift Amount = 00000 (dieser Parameter wird hier nicht gebraucht)<text:line-break/>Funktionscode =<text:s/>100000<text:s/>(steht für add)<text:line-break/>=&gt; add $t1, $t2, $t3 <text:s/>(Registernummer 8 – 15 sind die temp Register<text:s/>$t0 bis $t7)</text:p>
        </text:list-item>
        <text:list-item>
          <text:p text:style-name="P3">0x212A0004<text:line-break/>001000|01001|01010|0000000000000100<text:line-break/>OpCode =<text:s/>001000 =<text:s/>OpCode für add immidiate (I-Format-Befehl)</text:p>
        </text:list-item>
      </text:list>
      <text:p text:style-name="Listenabsatz"><text:span text:style-name="T4"><text:s/></text:span><text:span text:style-name="T5">X-Bus-Adresse / rs / Source Register / =</text:span><text:span text:style-name="T6"><text:s/></text:span><text:span text:style-name="T7">01001</text:span><text:span text:style-name="T8"><text:s/>= 9</text:span><text:line-break/><text:span text:style-name="T9">Y-Bus-Adresse / rt / Target Register / =</text:span><text:span text:style-name="T10"><text:s/></text:span><text:span text:style-name="T11">01010</text:span><text:span text:style-name="T12"><text:s/>= 10</text:span><text:line-break/><text:span text:style-name="T13">imm. =<text:s/></text:span>0000000000000100 = 4</text:p>
      <text:p text:style-name="Listenabsatz">=&gt; addi $<text:s/>$t1, $t2,<text:s/>4</text:p>
      <text:list text:style-name="LFO5" text:continue-numbering="true">
        <text:list-item>
          <text:p text:style-name="P14">0x112A0003<text:line-break/>0001 00<text:s/>|<text:s/>01 001<text:s/>|<text:s/>0 1010<text:s/>|<text:s/>0000 0000 0000 0011</text:p>
        </text:list-item>
      </text:list>
      <text:p text:style-name="P15">OpCode = 000100 =<text:s/>beq (branch if equal) (I-Format-Befehl)</text:p>
      <text:p text:style-name="P16">rs = 01001 = Register 9 = $t1</text:p>
      <text:p text:style-name="Listenabsatz"><text:span text:style-name="T17">rt = 01010 = Register 10 = $t2</text:span><text:line-break/><text:span text:style-name="T18">immediate = 0000000000000011</text:span><text:span text:style-name="T19"><text:s/>= 3</text:span></text:p>
      <text:list text:style-name="LFO5" text:continue-numbering="true">
        <text:list-item>
          <text:p text:style-name="P20"><text:span text:style-name="T21">0x0800000C</text:span><text:line-break/><text:span text:style-name="T22">0000 10</text:span><text:span text:style-name="T23"><text:s/>|<text:s/></text:span><text:span text:style-name="T24">00 0000 0000 0000 0000 0000 1100</text:span><text:line-break/><text:span text:style-name="T25">OpCode = 000010 = jump (J-Format-Befehl)</text:span></text:p>
        </text:list-item>
      </text:list>
      <text:p text:style-name="Listenabsatz"><text:span text:style-name="T26">Target Adresse = 00 0000 0000 0000 0000 1100</text:span><text:line-break/><text:span text:style-name="T27">Target Adresse um 2 nach links geshiftet = 00 0000 0000 0000 0011 0000 =<text:s/></text:span><text:span text:style-name="T28">j<text:s/></text:span><text:span text:style-name="T29">0x000030</text:span><text:line-break/><text:span text:style-name="T30">=&gt; Sprung zur Adresse 0x000030 bzw. in der Adresse steht das Label der<text:s/></text:span><text:span text:style-name="T31">Funktion oder loop.</text:span></text:p>
      <text:p text:style-name="P32">6.2 Teil B: Assembler → Maschinencode (Hex)</text:p>
      <text:list text:style-name="LFO4" text:continue-numbering="true">
        <text:list-item>
          <text:p text:style-name="P33"><text:span text:style-name="T34">add $t1, $t2, $t3</text:span><text:span text:style-name="T35"><text:s/>=<text:s/></text:span>0000 0001 0010 1010 0101 1000 0010 0000</text:p>
        </text:list-item>
        <text:list-item>
          <text:p text:style-name="P36">addi $s1, $s2, 8 = 001000<text:s/>|<text:s/>10001 | 10010 | 0000000000001000</text:p>
        </text:list-item>
      </text:list>
      <text:p text:style-name="P37"><text:span text:style-name="T38">$s1 =<text:s/></text:span><text:span text:style-name="T39">17 = 10001<text:s/></text:span><text:span text:style-name="T40"><text:s text:c="9"/>$s2 = 18 = 10010</text:span><text:span text:style-name="T41"><text:s text:c="5"/>8 = 000000001000</text:span><text:line-break/><text:span text:style-name="T42">Hex = 0010 0010 0011 0010 0000 0000 0000 1000 = 0x22320008</text:span></text:p>
      <text:list text:style-name="LFO4" text:continue-numbering="true">
        <text:list-item>
          <text:p text:style-name="P43"><text:span text:style-name="T44">beq $t0, $t1, 8 = 000100 |<text:s/></text:span><text:span text:style-name="T45">01000 | 01001 |<text:s/></text:span><text:span text:style-name="T46">0000000000001000</text:span><text:line-break/><text:span text:style-name="T47">Hex = 0x11090008</text:span></text:p>
        </text:list-item>
        <text:list-item>
          <text:p text:style-name="P48"><text:span text:style-name="T49">j 0x00000020<text:s/></text:span><text:tab/><text:span text:style-name="T50">=</text:span><text:span text:style-name="T51">&gt;</text:span><text:span text:style-name="T52"><text:s/></text:span>000010 |<text:s/>00 0000 0000 0000 0010 0000<text:s/><text:line-break/>2 shifts nach rechts =&gt;<text:s/><text:s text:c="2"/>000010 | 00 0000 0000 0000 0000 1000 =&gt;<text:s/>0x0800008</text:p>
        </text:list-item>
      </text:list>
      <text:p text:style-name="P53"/>
      <text:p text:style-name="P54"/>
      <text:p text:style-name="P55"/>
      <text:p text:style-name="P56"><text:line-break/><text:span text:style-name="T57">6.4 RISC, CISC und SIMD</text:span></text:p>
      <text:p text:style-name="P58">a) RISC (Reduced Instruction Set Computer)</text:p>
      <text:list text:style-name="LFO3" text:continue-numbering="true">
        <text:list-item>
          <text:p text:style-name="P59">Befehlslänge: Fest (typisch 32 Bit, z. B. MIPS, ARM).</text:p>
        </text:list-item>
        <text:list-item>
          <text:p text:style-name="P60">Befehlskomplexität: Einfache, einheitliche Befehle (z. B. nur LOAD, STORE, ADD).</text:p>
        </text:list-item>
        <text:list-item>
          <text:p text:style-name="P61">Anzahl der Register: Viele (16–32 General-Purpose-Register).</text:p>
        </text:list-item>
        <text:list-item>
          <text:p text:style-name="P62">Anwendungsbereiche: Eingebettete Systeme (Mikrocontroller), Mobile Geräte (ARM), Hochleistungsrechner (RISC-V, PowerPC).</text:p>
        </text:list-item>
      </text:list>
      <text:p text:style-name="P63"><text:span text:style-name="T64">b) CISC (Complex Instruction Set Computer)</text:span></text:p>
      <text:list text:style-name="LFO2" text:continue-numbering="true">
        <text:list-item>
          <text:p text:style-name="P65">Befehlslänge: Variabel (z. B. Intel x86: 1–15 Byte).</text:p>
        </text:list-item>
        <text:list-item>
          <text:p text:style-name="P66">Befehlskomplexität: Komplexe Befehle (z. B. MOVSB, AAM – eine Instruktion kann viel tun).</text:p>
        </text:list-item>
        <text:list-item>
          <text:p text:style-name="P67">Anzahl der Register: Weniger (z. B. x86: 8–16 General-Purpose-Register).</text:p>
        </text:list-item>
        <text:list-item>
          <text:p text:style-name="P68">Anwendungsbereiche: Desktop-PCs (Intel/AMD x86), Legacy-Systeme.</text:p>
        </text:list-item>
      </text:list>
      <text:p text:style-name="P69"><text:span text:style-name="T70">c) SIMD (Single Instruction, Multiple Data)</text:span></text:p>
      <text:list text:style-name="LFO1" text:continue-numbering="true">
        <text:list-item>
          <text:p text:style-name="P71">Befehlslänge: Variabel, oft als Erweiterung zu RISC/CISC (z. B. SSE, AVX, NEON).</text:p>
        </text:list-item>
        <text:list-item>
          <text:p text:style-name="P72">Befehlskomplexität: Spezialisiert auf parallele Datenverarbeitung (z. B. ADD auf 4 Floats gleichzeitig).</text:p>
        </text:list-item>
        <text:list-item>
          <text:p text:style-name="P73">Anzahl der Register: Spezielle Vektorregister (z. B. 128–512 Bit breit).</text:p>
        </text:list-item>
        <text:list-item>
          <text:p text:style-name="P74">Anwendungsbereiche: Multimedia (Videoencoding), Wissenschaftliche Berechnungen, KI (Matrixoperationen).</text:p>
        </text:list-item>
      </text:list>
      <text:p text:style-name="P75"/>
      <text:list text:style-name="LFO1" text:continue-numbering="true">
        <text:list-item>
          <text:p text:style-name="P76">Intel x86: CISC (variabel lange Befehle, komplexe Instruktionen).</text:p>
        </text:list-item>
        <text:list-item>
          <text:p text:style-name="P77">ARM Cortex: RISC (feste 32/64-Bit-Befehle, energieeffizient).</text:p>
        </text:list-item>
        <text:list-item>
          <text:p text:style-name="P78">GPUs mit CUDA: SIMD (massiv parallele Verarbeitung, z. B. NVIDIA-GPUs).</text:p>
        </text:list-item>
      </text:list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5-28T20:10:00Z</meta:creation-date>
    <dc:date>2025-05-28T20:10:00Z</dc:date>
    <meta:template xlink:href="Normal.dotm" xlink:type="simple"/>
    <meta:editing-cycles>1</meta:editing-cycles>
    <meta:editing-duration>PT0S</meta:editing-duration>
    <meta:document-statistic meta:page-count="1" meta:paragraph-count="6" meta:word-count="429" meta:character-count="3131" meta:row-count="22" meta:non-whitespace-character-count="2708"/>
  </office:meta>
</office:document-meta>
</file>